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117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font-name="Ubuntu" fo:font-size="12pt" fo:language="none" fo:country="none" style:font-name-asian="Ubuntu" style:font-size-asian="12pt" style:language-asian="none" style:country-asian="none" style:font-name-complex="Ubuntu" style:font-size-complex="12pt" style:language-complex="none" style:country-complex="none"/>
    </style:style>
    <style:style style:name="T1" style:family="text">
      <style:text-properties style:language-complex="none" style:country-complex="none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text-scale="100%" style:language-asian="none" style:country-asian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Mobil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Discaustion </text:p>
          </table:table-cell>
        </table:table-row>
        <table:table-row table:style-name="ro2">
          <table:table-cell office:value-type="string" calcext:value-type="string">
            <text:p>Saibal Mukherjee</text:p>
          </table:table-cell>
          <table:table-cell office:value-type="float" office:value="9832762922" calcext:value-type="float">
            <text:p>9832762922</text:p>
          </table:table-cell>
          <table:table-cell table:style-name="ce1" office:value-type="string" calcext:value-type="string">
            <text:p><text:span text:style-name="T1"><text:a xlink:href="mailto:saibalmukherjee15@gmail.com" xlink:type="simple">saibalmukherjee15@gmail.com</text:a></text:span></text:p>
          </table:table-cell>
          <table:table-cell office:value-type="string" calcext:value-type="string">
            <text:p>22-05-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ree to work as salaray 5000 for 3 month then after 8000</text:p>
          </table:table-cell>
        </table:table-row>
        <table:table-row table:style-name="ro1">
          <table:table-cell office:value-type="string" calcext:value-type="string">
            <text:p>ajy Kishore Balmiki</text:p>
          </table:table-cell>
          <table:table-cell office:value-type="float" office:value="9064597403" calcext:value-type="float">
            <text:p>9064597403</text:p>
          </table:table-cell>
          <table:table-cell/>
          <table:table-cell office:value-type="string" calcext:value-type="string">
            <text:p>22-05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nas roy</text:p>
          </table:table-cell>
          <table:table-cell office:value-type="float" office:value="7908334247" calcext:value-type="float">
            <text:p>7908334247</text:p>
          </table:table-cell>
          <table:table-cell/>
          <table:table-cell office:value-type="string" calcext:value-type="string">
            <text:p>23-05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am Addy</text:p>
          </table:table-cell>
          <table:table-cell office:value-type="float" office:value="9593238189" calcext:value-type="float">
            <text:p>9593238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nath Paul</text:p>
          </table:table-cell>
          <table:table-cell office:value-type="float" office:value="8389906288" calcext:value-type="float">
            <text:p>8389906288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7001998578" calcext:value-type="float">
            <text:p>70019985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0:20:27.632017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23:43:33.511473458</meta:creation-date>
    <dc:date>2020-05-23T11:07:57.299457548</dc:date>
    <meta:editing-duration>PT21M11S</meta:editing-duration>
    <meta:editing-cycles>4</meta:editing-cycles>
    <meta:generator>LibreOffice/6.0.7.3$Linux_X86_64 LibreOffice_project/00m0$Build-3</meta:generator>
    <meta:document-statistic meta:table-count="1" meta:cell-count="23" meta:object-count="0"/>
  </office:meta>
</office:document-meta>
</file>